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50%" draw:textarea-horizontal-align="justify" draw:textarea-vertical-align="middle" draw:auto-grow-height="false" fo:min-height="10.179cm" fo:min-width="12.751cm"/>
    </style:style>
    <style:style style:name="gr2" style:family="graphic" style:parent-style-name="standard">
      <style:graphic-properties svg:stroke-opacity="50%" draw:fill-color="#add58a" draw:opacity="49%" draw:textarea-horizontal-align="justify" draw:textarea-vertical-align="middle" draw:auto-grow-height="false" fo:min-height="8.459cm" fo:min-width="12.464cm"/>
    </style:style>
    <style:style style:name="gr3" style:family="graphic" style:parent-style-name="objectwithoutfill">
      <style:graphic-properties draw:stroke="dash" draw:stroke-dash="Fine_20_Dashed" svg:stroke-color="#a9a9a9" draw:fill="none" draw:textarea-vertical-align="middle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3.96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1cm" fo:min-width="2.2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68cm" fo:min-width="11.267cm"/>
    </style:style>
    <style:style style:name="gr12" style:family="graphic" style:parent-style-name="standard">
      <style:graphic-properties svg:stroke-color="#fffbcc" draw:fill-color="#fffbcc" draw:textarea-horizontal-align="justify" draw:textarea-vertical-align="middle" draw:auto-grow-height="false" fo:min-height="2.705cm" fo:min-width="4.306cm"/>
    </style:style>
    <style:style style:name="gr13" style:family="graphic" style:parent-style-name="standard">
      <style:graphic-properties draw:fill-color="#c7a0cb" draw:textarea-horizontal-align="justify" draw:textarea-vertical-align="middle" draw:auto-grow-height="false" fo:min-height="2.705cm" fo:min-width="4.306cm"/>
    </style:style>
    <style:style style:name="gr14" style:family="graphic" style:parent-style-name="standard">
      <style:graphic-properties draw:fill-color="#bce4e5" draw:textarea-horizontal-align="justify" draw:textarea-vertical-align="middle" draw:auto-grow-height="false" fo:min-height="3.917cm" fo:min-width="4.306cm"/>
    </style:style>
    <style:style style:name="gr15" style:family="graphic" style:parent-style-name="standard">
      <style:graphic-properties draw:fill-color="#00b6bd" draw:textarea-horizontal-align="justify" draw:textarea-vertical-align="middle" draw:auto-grow-height="false" fo:min-height="2.043cm" fo:min-width="4.306cm"/>
    </style:style>
    <style:style style:name="gr16" style:family="graphic" style:parent-style-name="standard">
      <style:graphic-properties draw:fill-color="#e0efd4" draw:textarea-horizontal-align="justify" draw:textarea-vertical-align="middle" draw:auto-grow-height="false" fo:min-height="2.902cm" fo:min-width="4.306cm"/>
    </style:style>
    <style:style style:name="gr17" style:family="graphic" style:parent-style-name="standard">
      <style:graphic-properties draw:fill-color="#ce181e" draw:textarea-horizontal-align="justify" draw:textarea-vertical-align="middle" draw:auto-grow-height="false" fo:min-height="2.043cm" fo:min-width="4.306cm"/>
    </style:style>
    <style:style style:name="gr18" style:family="graphic" style:parent-style-name="standard">
      <style:graphic-properties draw:fill-color="#1b75bc" draw:textarea-horizontal-align="justify" draw:textarea-vertical-align="middle" draw:auto-grow-height="false" fo:min-height="2.043cm" fo:min-width="4.306cm"/>
    </style:style>
    <style:style style:name="gr19" style:family="graphic" style:parent-style-name="standard">
      <style:graphic-properties draw:fill-color="#1c3687" draw:textarea-horizontal-align="justify" draw:textarea-vertical-align="middle" draw:auto-grow-height="false" fo:min-height="2.043cm" fo:min-width="4.306cm"/>
    </style:style>
    <style:style style:name="gr20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add58a" draw:opacity="49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8pt" style:font-size-asian="9pt" style:font-size-complex="9pt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loext:graphic-properties draw:fill-color="#c7a0cb"/>
      <style:paragraph-properties fo:text-align="center"/>
    </style:style>
    <style:style style:name="P8" style:family="paragraph">
      <loext:graphic-properties draw:fill-color="#bce4e5"/>
      <style:paragraph-properties fo:text-align="center"/>
    </style:style>
    <style:style style:name="P9" style:family="paragraph">
      <loext:graphic-properties draw:fill-color="#00b6b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e0efd4"/>
      <style:paragraph-properties fo:text-align="center"/>
    </style:style>
    <style:style style:name="P12" style:family="paragraph">
      <loext:graphic-properties draw:fill-color="#ce181e"/>
      <style:paragraph-properties fo:text-align="center"/>
    </style:style>
    <style:style style:name="P13" style:family="paragraph">
      <loext:graphic-properties draw:fill-color="#1b75bc"/>
      <style:paragraph-properties fo:text-align="center"/>
    </style:style>
    <style:style style:name="P14" style:family="paragraph">
      <loext:graphic-properties draw:fill-color="#1c3687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7pt"/>
    </style:style>
    <style:style style:name="P16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controls" svg:width="13.251cm" svg:height="10.429cm" svg:x="15.61cm" svg:y="2.4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12.964cm" svg:height="8.709cm" svg:x="15.853cm" svg:y="8.88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-29.45cm" svg:y1="8cm" svg:x2="0.05cm" svg:y2="8cm">
          <text:p/>
        </draw:line>
        <draw:custom-shape draw:style-name="gr4" draw:text-style-name="P4" draw:layer="layout" svg:width="4.5cm" svg:height="1.7cm" svg:x="24.452cm" svg:y="18.648cm">
          <text:p text:style-name="P1"><text:span text:style-name="T1">Opus 5</text:span></text:p>
          <text:p text:style-name="P1"><text:span text:style-name="T2">X patterns</text:span></text:p>
          <text:p text:style-name="P1"><text:span text:style-name="T2">Y groupes</text:span></text:p>
          <text:p text:style-name="P1"><text:span text:style-name="T1">Hédelin 2020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controls" svg:width="3.52cm" svg:height="0.569cm" svg:x="0.575cm" svg:y="5.92cm">
          <draw:text-box>
            <text:p><text:span text:style-name="T3">ViolonsPhrase (tank 15)</text:span></text:p>
          </draw:text-box>
        </draw:frame>
        <draw:frame draw:style-name="gr6" draw:text-style-name="P5" draw:layer="controls" svg:width="2.521cm" svg:height="0.569cm" svg:x="0.519cm" svg:y="6.752cm">
          <draw:text-box>
            <text:p><text:span text:style-name="T3">AltosNuage (4)</text:span></text:p>
          </draw:text-box>
        </draw:frame>
        <draw:frame draw:style-name="gr7" draw:text-style-name="P5" draw:layer="controls" svg:width="2.746cm" svg:height="0.731cm" svg:x="0.471cm" svg:y="7.614cm">
          <draw:text-box>
            <text:p><text:span text:style-name="T3">CellosNuage (3)</text:span></text:p>
          </draw:text-box>
        </draw:frame>
        <draw:frame draw:style-name="gr8" draw:text-style-name="P5" draw:layer="controls" svg:width="2.85cm" svg:height="0.65cm" svg:x="0.59cm" svg:y="10.265cm">
          <draw:text-box>
            <text:p><text:span text:style-name="T3">CTBNuage (3)</text:span></text:p>
          </draw:text-box>
        </draw:frame>
        <draw:frame draw:style-name="gr5" draw:text-style-name="P5" draw:layer="controls" svg:width="2.835cm" svg:height="0.569cm" svg:x="0.587cm" svg:y="12.887cm">
          <draw:text-box>
            <text:p><text:span text:style-name="T3">ActionStrings1 (4)</text:span></text:p>
          </draw:text-box>
        </draw:frame>
        <draw:frame draw:style-name="gr5" draw:text-style-name="P5" draw:layer="controls" svg:width="2.835cm" svg:height="0.569cm" svg:x="0.566cm" svg:y="13.836cm">
          <draw:text-box>
            <text:p><text:span text:style-name="T3">ActionStrings2 (3)</text:span></text:p>
          </draw:text-box>
        </draw:frame>
        <draw:frame draw:style-name="gr9" draw:text-style-name="P5" draw:layer="controls" svg:width="4.173cm" svg:height="0.887cm" svg:x="0.559cm" svg:y="5.008cm">
          <draw:text-box>
            <text:p><text:span text:style-name="T3">PianoPhrase (tank 17)</text:span></text:p>
          </draw:text-box>
        </draw:frame>
        <draw:frame draw:style-name="gr10" draw:text-style-name="P5" draw:layer="controls" svg:width="4.546cm" svg:height="0.683cm" svg:x="0.608cm" svg:y="1.44cm">
          <draw:text-box>
            <text:p><text:span text:style-name="T3">TrompettePhrase (tank 10)</text:span></text:p>
          </draw:text-box>
        </draw:frame>
        <draw:frame draw:style-name="gr10" draw:text-style-name="P5" draw:layer="controls" svg:width="4.546cm" svg:height="0.683cm" svg:x="0.586cm" svg:y="2.345cm">
          <draw:text-box>
            <text:p><text:span text:style-name="T3">CorsPonctuations (4)</text:span></text:p>
          </draw:text-box>
        </draw:frame>
        <draw:frame draw:style-name="gr10" draw:text-style-name="P5" draw:layer="controls" svg:width="4.546cm" svg:height="0.683cm" svg:x="0.552cm" svg:y="3.25cm">
          <draw:text-box>
            <text:p><text:span text:style-name="T3">Percu (7)</text:span></text:p>
          </draw:text-box>
        </draw:frame>
        <draw:frame draw:style-name="gr10" draw:text-style-name="P5" draw:layer="controls" svg:width="4.546cm" svg:height="0.683cm" svg:x="0.562cm" svg:y="4.089cm">
          <draw:text-box>
            <text:p><text:span text:style-name="T3">RiseHit (7)</text:span></text:p>
          </draw:text-box>
        </draw:frame>
        <draw:frame draw:style-name="gr7" draw:text-style-name="P5" draw:layer="controls" svg:width="2.746cm" svg:height="0.731cm" svg:x="0.461cm" svg:y="8.585cm">
          <draw:text-box>
            <text:p><text:span text:style-name="T3">CellosBoucle1 (4)</text:span></text:p>
          </draw:text-box>
        </draw:frame>
        <draw:frame draw:style-name="gr7" draw:text-style-name="P5" draw:layer="controls" svg:width="2.746cm" svg:height="0.731cm" svg:x="0.461cm" svg:y="9.467cm">
          <draw:text-box>
            <text:p><text:span text:style-name="T3">CellosBoucle2 (4)</text:span></text:p>
          </draw:text-box>
        </draw:frame>
        <draw:frame draw:style-name="gr8" draw:text-style-name="P5" draw:layer="controls" svg:width="2.85cm" svg:height="0.65cm" svg:x="0.501cm" svg:y="11.213cm">
          <draw:text-box>
            <text:p><text:span text:style-name="T3">CTBBoucle1 (4)</text:span></text:p>
          </draw:text-box>
        </draw:frame>
        <draw:frame draw:style-name="gr8" draw:text-style-name="P5" draw:layer="controls" svg:width="2.85cm" svg:height="0.65cm" svg:x="0.522cm" svg:y="12.029cm">
          <draw:text-box>
            <text:p><text:span text:style-name="T3">CTBBoucle2 (4)</text:span></text:p>
          </draw:text-box>
        </draw:frame>
        <draw:frame draw:style-name="gr11" draw:text-style-name="P5" draw:layer="controls" svg:width="11.767cm" svg:height="5.021cm" svg:x="1.559cm" svg:y="14.551cm">
          <draw:text-box>
            <text:p><text:span text:style-name="T3">- Chaque groupe est activable seul sur une durée limitée</text:span></text:p>
            <text:p><text:span text:style-name="T3">15 ambiances de groupes seuls possibles</text:span></text:p>
            <text:p><text:span text:style-name="T3"/></text:p>
            <text:p><text:span text:style-name="T3">- Pour deux groupes en parallèle il faut éviter : </text:span></text:p>
            <text:p><text:span text:style-name="T3">nuage et boucle,</text:span></text:p>
            <text:p><text:span text:style-name="T3">ActionString1 et ActionString2</text:span></text:p>
            <text:p><text:span text:style-name="T3"/></text:p>
            <text:p><text:span text:style-name="T3">- Eviter de maintenir un même pattern ActionString trop longtemps</text:span></text:p>
            <text:p><text:span text:style-name="T3"/></text:p>
            <text:p><text:span text:style-name="T3">- Percu et CorsPonctuations doivent être de passage surtout sur des solos, mais faisable</text:span></text:p>
            <text:p><text:span text:style-name="T3"/></text:p>
            <text:p><text:span text:style-name="T3">- Le séquencement dans une ambiance n’est pas fixe</text:span></text:p>
            <text:p><text:span text:style-name="T3">- Chaque couleur correspond à une ambiance</text:span></text:p>
            <text:p><text:span text:style-name="T3">- Une ambiance peut être une combinaisons d’ambiance.</text:span></text:p>
            <text:p><text:span text:style-name="T3"/></text:p>
          </draw:text-box>
        </draw:frame>
        <draw:custom-shape draw:style-name="gr12" draw:text-style-name="P6" draw:layer="controls" svg:width="4.806cm" svg:height="2.955cm" svg:x="23.439cm" svg:y="3.549cm">
          <text:p text:style-name="P1"><text:span text:style-name="T3">PianoPhrase (tank 17)</text:span></text:p>
          <text:p text:style-name="P1"><text:span text:style-name="T3">Ou</text:span></text:p>
          <text:p text:style-name="P1"><text:span text:style-name="T3">ViolonsPhrase (tank 15)</text:span></text:p>
          <text:p text:style-name="P1"><text:span text:style-name="T3">Ou</text:span></text:p>
          <text:p text:style-name="P1"><text:span text:style-name="T3">TrompettePhrase (tank 10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4.806cm" svg:height="2.955cm" svg:x="16.737cm" svg:y="3.661cm">
          <text:p text:style-name="P1"><text:span text:style-name="T3">PianoPhrase (tank 17)</text:span></text:p>
          <text:p text:style-name="P1"><text:span text:style-name="T3">Et</text:span></text:p>
          <text:p text:style-name="P1"><text:span text:style-name="T3">{ ViolonsPhrase (tank 15)</text:span></text:p>
          <text:p text:style-name="P1"><text:span text:style-name="T3">Ou</text:span></text:p>
          <text:p text:style-name="P1"><text:span text:style-name="T3">TrompettePhrase (tank 10) }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controls" svg:width="4.806cm" svg:height="4.167cm" svg:x="10.519cm" svg:y="2.58cm">
          <text:p text:style-name="P1"><text:span text:style-name="T3">{ PianoPhrase (tank 17)</text:span></text:p>
          <text:p text:style-name="P1"><text:span text:style-name="T3">Et</text:span></text:p>
          <text:p text:style-name="P1"><text:span text:style-name="T3">(ViolonsPhrase (tank 15)</text:span></text:p>
          <text:p text:style-name="P1"><text:span text:style-name="T3">Ou</text:span></text:p>
          <text:p text:style-name="P1"><text:span text:style-name="T3">TrompettePhrase (tank 10))}</text:span></text:p>
          <text:p text:style-name="P1"><text:span text:style-name="T3">Et </text:span></text:p>
          <text:p text:style-name="P1"><text:span text:style-name="T3">AltosNuage (4)</text:span></text:p>
          <text:p text:style-name="P1"><text:span text:style-name="T3">Ou</text:span></text:p>
          <text:p text:style-name="P1"><text:span text:style-name="T3">CellosNuage (3)</text:span></text:p>
          <text:p text:style-name="P1"><text:span text:style-name="T3">Ou</text:span></text:p>
          <text:p text:style-name="P1"><text:span text:style-name="T3">CTBNuage (3)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controls" svg:width="4.806cm" svg:height="2.293cm" svg:x="22.666cm" svg:y="9.812cm">
          <text:p text:style-name="P1"><text:span text:style-name="T3">AltosNuage (4)</text:span></text:p>
          <text:p text:style-name="P1"><text:span text:style-name="T3">Ou</text:span></text:p>
          <text:p text:style-name="P1"><text:span text:style-name="T3">CellosNuage (3</text:span></text:p>
          <text:p text:style-name="P1"><text:span text:style-name="T3">Ou</text:span></text:p>
          <text:p text:style-name="P1"><text:span text:style-name="T3">CTBNuage (3)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controls" svg:width="4.806cm" svg:height="3.152cm" svg:x="4.433cm" svg:y="2.668cm">
          <text:p text:style-name="P1"><text:span text:style-name="T3">{AltosNuage (4)</text:span></text:p>
          <text:p text:style-name="P1"><text:span text:style-name="T3">et</text:span></text:p>
          <text:p text:style-name="P1"><text:span text:style-name="T3">CTBNuage (3)}</text:span></text:p>
          <text:p text:style-name="P1"><text:span text:style-name="T3">Ou</text:span></text:p>
          <text:p text:style-name="P10"><text:span text:style-name="T3">{CellosNuage (4)</text:span></text:p>
          <text:p text:style-name="P10"><text:span text:style-name="T3">et</text:span></text:p>
          <text:p text:style-name="P1"><text:span text:style-name="T3">CTBNuage (3)}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controls" svg:width="4.806cm" svg:height="2.293cm" svg:x="16.514cm" svg:y="9.701cm">
          <text:p text:style-name="P1"><text:span text:style-name="T3">ActionString1 (4)</text:span></text:p>
          <text:p text:style-name="P1"><text:span text:style-name="T3">Ou</text:span></text:p>
          <text:p text:style-name="P1"><text:span text:style-name="T3">ActionString2 (3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controls" svg:width="4.806cm" svg:height="2.293cm" svg:x="16.602cm" svg:y="13.758cm">
          <text:p text:style-name="P1"><text:span text:style-name="T3">CellosBoucle1 (4)</text:span></text:p>
          <text:p text:style-name="P1"><text:span text:style-name="T3">Ou</text:span></text:p>
          <text:p text:style-name="P1"><text:span text:style-name="T3">CTBBoucle1 (4)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controls" svg:width="4.806cm" svg:height="2.293cm" svg:x="22.709cm" svg:y="13.758cm">
          <text:p text:style-name="P1"><text:span text:style-name="T3">CellosBoucle2 (4)</text:span></text:p>
          <text:p text:style-name="P1"><text:span text:style-name="T3">Ou</text:span></text:p>
          <text:p text:style-name="P1"><text:span text:style-name="T3">CTBBoucle2 (4)</text:span></text:p>
          <draw:enhanced-geometry svg:viewBox="0 0 21600 21600" draw:type="rectangle" draw:enhanced-path="M 0 0 L 21600 0 21600 21600 0 21600 0 0 Z N"/>
        </draw:custom-shape>
        <draw:line draw:style-name="gr20" draw:text-style-name="P15" draw:layer="controls" svg:x1="21.456cm" svg:y1="14.821cm" svg:x2="22.606cm" svg:y2="14.821cm">
          <text:p/>
        </draw:line>
        <draw:frame draw:style-name="gr21" draw:text-style-name="P16" draw:layer="controls" svg:width="1.205cm" svg:height="0.962cm" svg:x="21.542cm" svg:y="10.252cm">
          <draw:text-box>
            <text:p>ou</text:p>
          </draw:text-box>
        </draw:frame>
        <draw:frame draw:style-name="gr21" draw:text-style-name="P16" draw:layer="controls" svg:width="1.205cm" svg:height="0.962cm" svg:x="21.896cm" svg:y="4.673cm">
          <draw:text-box>
            <text:p>ou</text:p>
          </draw:text-box>
        </draw:frame>
        <draw:line draw:style-name="gr20" draw:text-style-name="P15" draw:layer="controls" svg:x1="9.188cm" svg:y1="4.392cm" svg:x2="10.338cm" svg:y2="4.3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0:36:24.015000000</meta:creation-date>
    <dc:date>2020-09-24T16:39:20.220000000</dc:date>
    <meta:editing-duration>PT5H36S</meta:editing-duration>
    <meta:editing-cycles>74</meta:editing-cycles>
    <meta:generator>LibreOffice/6.0.6.2$Windows_X86_64 LibreOffice_project/0c292870b25a325b5ed35f6b45599d2ea4458e77</meta:generator>
    <meta:print-date>2019-10-25T16:16:36.064000000</meta:print-date>
    <meta:document-statistic meta:object-count="32"/>
  </office:meta>
</office:document-meta>
</file>